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'Lucida Sans Unicode', Verdan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officeooo:paragraph-rsid="001e1e74"/>
    </style:style>
    <style:style style:name="P2" style:family="paragraph" style:parent-style-name="Standard">
      <style:text-properties fo:color="#000000" style:font-name="Liberation Serif" fo:font-size="12pt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paragraph-rsid="001e1e74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e74"/>
    </style:style>
    <style:style style:name="T1" style:family="text">
      <style:text-properties officeooo:rsid="001e1e74"/>
    </style:style>
    <style:style style:name="T2" style:family="text">
      <style:text-properties style:font-name="Lucida Grande" fo:font-size="9pt"/>
    </style:style>
    <style:style style:name="T3" style:family="text">
      <style:text-properties fo:font-size="9pt"/>
    </style:style>
    <style:style style:name="T4" style:family="text">
      <style:text-properties fo:font-variant="normal" fo:text-transform="none" fo:color="#333333" fo:letter-spacing="normal"/>
    </style:style>
    <style:style style:name="T5" style:family="text">
      <style:text-properties fo:font-variant="normal" fo:text-transform="none" fo:color="#333333" style:font-name="Lucida Grande" fo:font-size="9pt" fo:letter-spacing="normal" fo:font-style="normal" fo:font-weight="normal"/>
    </style:style>
    <style:style style:name="T6" style:family="text">
      <style:text-properties fo:font-variant="normal" fo:text-transform="none" fo:color="#333333" style:font-name="Lucida Grand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33333" style:font-name="Lucida Grande" fo:font-size="12pt" fo:letter-spacing="normal" fo:font-style="normal" fo:font-weight="normal" officeooo:rsid="001e1e74" style:font-size-asian="12pt" style:font-size-complex="12pt"/>
    </style:style>
    <style:style style:name="T8" style:family="text">
      <style:text-properties fo:font-variant="normal" fo:text-transform="none" fo:color="#333333" fo:font-size="9pt" fo:letter-spacing="normal" fo:font-style="normal" fo:font-weight="normal"/>
    </style:style>
    <style:style style:name="T9" style:family="text">
      <style:text-properties fo:font-variant="normal" fo:text-transform="none" fo:color="#333333" fo:font-size="12pt" fo:letter-spacing="normal" style:font-size-asian="12pt" style:font-size-complex="12pt"/>
    </style:style>
    <style:style style:name="T10" style:family="text">
      <style:text-properties fo:font-variant="normal" fo:text-transform="none" fo:color="#333333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333333" fo:font-size="12pt" fo:letter-spacing="normal" fo:font-style="normal" fo:font-weight="normal" officeooo:rsid="001e1e74" style:font-size-asian="12pt" style:font-size-complex="12pt"/>
    </style:style>
    <style:style style:name="T12" style:family="text">
      <style:text-properties fo:font-variant="normal" fo:text-transform="none" fo:color="#333333" style:font-name="Liberation Mono" fo:font-size="12pt" fo:letter-spacing="normal" fo:font-style="normal" fo:font-weight="normal" officeooo:rsid="001e1e74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font-size="12pt" fo:letter-spacing="normal" fo:font-style="normal" fo:font-weight="normal" officeooo:rsid="001e1e74" style:font-size-asian="12pt" style:font-size-complex="12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1e1e74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e1e74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Liberation Mono" fo:font-size="9pt"/>
    </style:style>
    <style:style style:name="T20" style:family="text">
      <style:text-properties style:text-underline-style="solid" style:text-underline-width="auto" style:text-underline-color="font-color" officeooo:rsid="001e1e74"/>
    </style:style>
    <style:style style:name="T21" style:family="text">
      <style:text-properties fo:color="#333333" style:font-name="Lucida Grande" fo:font-size="9pt"/>
    </style:style>
    <style:style style:name="T22" style:family="text">
      <style:text-properties style:font-size-asian="12pt" style:font-size-complex="12pt"/>
    </style:style>
    <style:style style:name="T23" style:family="text">
      <style:text-properties officeooo:rsid="001e1e74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1">Little Endian VS Big Endian</text:span></text:p>
      <text:p text:style-name="P2"/>
      <text:p text:style-name="P3"><text:span text:style-name="T20">Little Endian</text:span><text:span text:style-name="T1"> - S</text:span><text:span text:style-name="T15">ignifica que o byte de menor ordem do número é armazenado na memória nos menores endereços, e os de maior ordem nos maiores endereços.N</text:span><text:span text:style-name="T16">este</text:span><text:span text:style-name="T15"> formato instruções em linguagem assembly para pegar um 1, 2, 4 ou um número byte mais longo procedem exatamente da mesma maneira para todos os formatos: primeiro pegar o byte de menor ordem no deslocamento de 0. Também, por causa do relacionamento 1:1 entre deslocamentos de endereços e número do byte (0 deslocado é o byte 0), rotinas matemáticas de múltipla precisão são correspondentemente fáceis de escrever.</text:span></text:p>
      <text:p text:style-name="P3"><text:span text:style-name="T16">Exemplo: Processadores Intel (usados em PC’s) usam ordenação de bytes “Little Endian”.</text:span></text:p>
      <text:p text:style-name="P3"><text:span text:style-name="T16"/></text:p>
      <text:p text:style-name="P3"><text:span text:style-name="T17">Big Endian</text:span><text:span text:style-name="T16"> - S</text:span><text:span text:style-name="T15">ignifica que os bytes de maior ordem de um número serão armazenados nos menores endereços, e os de menor ordem nos maiores endereços.N</text:span><text:span text:style-name="T16">este formato</text:span><text:span text:style-name="T15">, por ter o byte de maior ordem primeiro, você pode sempre testar quando o número é positivo ou negativo olhando para o zero deslocado.</text:span></text:p>
      <text:p text:style-name="P4">Você não precisa saber o quão longo o número é, nem mesmo precisa pular qualquer byte para encontrar o byte contendo a informação do sinal. Os números são também armazenados na ordem em que são mostrados, então rotinas de binário para decimal são particularmente eficientes.</text:p>
      <text:p text:style-name="P5"><text:span text:style-name="T23">Exemplo:</text:span><text:span text:style-name="T22">Processadores Motorola (usados em Mac’s) usam ordenação de bytes “Big Endian”.</text:span></text:p>
      <text:p text:style-name="P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ucida Grande" svg:font-family="'Lucida Grande', 'Lucida Sans Unicode', Verdan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1:56:47.816382574</meta:creation-date>
    <dc:date>2018-08-22T22:06:24.420169467</dc:date>
    <meta:editing-duration>PT9M38S</meta:editing-duration>
    <meta:editing-cycles>1</meta:editing-cycles>
    <meta:document-statistic meta:table-count="0" meta:image-count="0" meta:object-count="0" meta:page-count="1" meta:paragraph-count="6" meta:word-count="218" meta:character-count="1341" meta:non-whitespace-character-count="1125"/>
    <meta:generator>LibreOffice/6.0.3.2$Linux_X86_64 LibreOffice_project/00m0$Build-2</meta:generator>
  </office:meta>
</office:document-meta>
</file>